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8000000D7BA64D5DB2FC130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1b6f6"/>
    </style:style>
    <style:style style:name="P2" style:family="paragraph" style:parent-style-name="Standard">
      <style:paragraph-properties fo:text-align="center" style:justify-single-word="false"/>
      <style:text-properties style:font-name="Cambria" fo:font-size="24pt" fo:font-weight="bold" officeooo:paragraph-rsid="001ff9cc" style:font-size-asian="24pt" style:font-weight-asian="bold" style:font-size-complex="24pt" style:font-weight-complex="bold"/>
    </style:style>
    <style:style style:name="T1" style:family="text">
      <style:text-properties officeooo:rsid="001ff9cc"/>
    </style:style>
    <style:style style:name="T2" style:family="text">
      <style:text-properties style:font-name="Cascadia Code" officeooo:rsid="001ff9cc"/>
    </style:style>
    <style:style style:name="T3" style:family="text">
      <style:text-properties style:font-name="Cascadia Code" fo:font-size="18pt" officeooo:rsid="001ff9cc" style:font-size-asian="18pt" style:font-size-complex="18pt"/>
    </style:style>
    <style:style style:name="T4" style:family="text">
      <style:text-properties style:font-name="Cascadia Code" fo:font-size="24pt" officeooo:rsid="001ff9cc" style:font-size-asian="24pt" style:font-size-complex="24pt"/>
    </style:style>
    <style:style style:name="T5" style:family="text">
      <style:text-properties style:font-name="Cambria" fo:font-size="24pt" officeooo:rsid="001ff9cc" style:font-size-asian="24pt" style:font-size-complex="24pt"/>
    </style:style>
    <style:style style:name="T6" style:family="text">
      <style:text-properties style:font-name="Cambria" fo:font-size="24pt" fo:font-weight="bold" officeooo:rsid="001ff9cc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Image1" text:anchor-type="char" svg:width="2.0835in" svg:height="2.2398in" draw:z-index="0"><draw:image xlink:href="Pictures/10000001000000C8000000D7BA64D5DB2FC1307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span text:style-name="T6">Md. Samin Irtiza</text:span></text:p>
      <text:p text:style-name="P2"><text:span text:style-name="T1">ID: 00-30084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12:20:20.721000000</meta:creation-date>
    <dc:date>2023-05-26T12:23:59.857000000</dc:date>
    <meta:editing-duration>PT3M46S</meta:editing-duration>
    <meta:editing-cycles>3</meta:editing-cycles>
    <meta:generator>LibreOffice/7.5.2.2$Windows_X86_64 LibreOffice_project/53bb9681a964705cf672590721dbc85eb4d0c3a2</meta:generator>
    <meta:document-statistic meta:table-count="0" meta:image-count="1" meta:object-count="0" meta:page-count="1" meta:paragraph-count="3" meta:word-count="5" meta:character-count="43" meta:non-whitespace-character-count="25"/>
  </office:meta>
</office:document-meta>
</file>